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Archives</text:p>
          </table:table-cell>
          <table:table-cell office:value-type="string">
            <text:p>FTP</text:p>
          </table:table-cell>
          <table:table-cell office:value-type="string">
            <text:p>Public MySQL</text:p>
          </table:table-cell>
          <table:table-cell office:value-type="string">
            <text:p>Production</text:p>
          </table:table-cell>
          <table:table-cell office:value-type="string">
            <text:p>Web</text:p>
          </table:table-cell>
          <table:table-cell office:value-type="string">
            <text:p>Outreach</text:p>
          </table:table-cell>
        </table:table-row>
        <table:table-row table:style-name="ro1">
          <table:table-cell office:value-type="string">
            <text:p>2015/0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015/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2015/1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2015/1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016/0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016/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2016/0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2016/0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2016/05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2016/0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2016/07</text:p>
          </table:table-cell>
          <table:table-cell table:number-columns-repeated="2"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2016/0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2016/09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andro </meta:initial-creator>
    <meta:creation-date>2016-08-25T15:03:31</meta:creation-date>
    <dc:date>2016-08-25T15:13:14</dc:date>
    <dc:creator>Alessandro </dc:creator>
    <meta:editing-duration>PT5M4S</meta:editing-duration>
    <meta:editing-cycles>2</meta:editing-cycles>
    <meta:generator>LibreOffice/3.5$Linux_X86_64 LibreOffice_project/350m1$Build-2</meta:generator>
    <meta:document-statistic meta:table-count="3" meta:cell-count="67" meta:object-count="0"/>
  </office:meta>
</office:document-meta>
</file>